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e6e64c" draw:textarea-horizontal-align="justify" draw:textarea-vertical-align="middle" draw:auto-grow-height="false"/>
    </style:style>
    <style:style style:name="gr4" style:family="graphic" style:parent-style-name="standard">
      <style:graphic-properties draw:marker-start="" draw:textarea-horizontal-align="center" draw:textarea-vertical-align="middle"/>
    </style:style>
    <style:style style:name="gr5" style:family="graphic" style:parent-style-name="standard">
      <style:graphic-properties draw:fill-color="#47b8b8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marker-end="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T1" style:family="text">
      <style:text-properties fo:text-shadow="1pt 1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4.5cm" svg:height="2.5cm" svg:x="2cm" svg:y="9cm">
          <text:p text:style-name="P1">Project<text:line-break/>(WE)</text:p>
          <draw:enhanced-geometry svg:viewBox="0 0 21600 21600" draw:type="rectangle" draw:enhanced-path="M 0 0 L 21600 0 21600 21600 0 21600 0 0 Z N"/>
        </draw:custom-shape>
        <draw:custom-shape draw:style-name="gr2" draw:text-style-name="P1" draw:id="id3" draw:layer="layout" svg:width="4.5cm" svg:height="2.5cm" svg:x="15cm" svg:y="1cm">
          <text:p text:style-name="P1">Person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" draw:layer="layout" svg:width="4.5cm" svg:height="2.5cm" svg:x="8.5cm" svg:y="9cm">
          <text:p text:style-name="P1">Sprints<text:line-break/>(WorkEffort)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4.5cm" svg:height="2.5cm" svg:x="15cm" svg:y="9cm">
          <text:p text:style-name="P1">Sprint/Product<text:line-break/>backlogItem<text:line-break/>(CustRequest)</text:p>
          <draw:enhanced-geometry svg:viewBox="0 0 21600 21600" draw:type="rectangle" draw:enhanced-path="M 0 0 L 21600 0 21600 21600 0 21600 0 0 Z N"/>
        </draw:custom-shape>
        <draw:custom-shape draw:style-name="gr2" draw:text-style-name="P1" draw:id="id12" draw:layer="layout" svg:width="4.5cm" svg:height="2.5cm" svg:x="15cm" svg:y="5cm">
          <text:p text:style-name="P1">ScrumMaster,<text:line-break/>Team<text:line-break/>(PartyRole)</text:p>
          <draw:enhanced-geometry svg:viewBox="0 0 21600 21600" draw:type="rectangle" draw:enhanced-path="M 0 0 L 21600 0 21600 21600 0 21600 0 0 Z N"/>
        </draw:custom-shape>
        <draw:custom-shape draw:style-name="gr2" draw:text-style-name="P1" draw:id="id13" draw:layer="layout" svg:width="4.5cm" svg:height="2.5cm" svg:x="8.5cm" svg:y="5cm">
          <text:p text:style-name="P1">RoleType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4.5cm" svg:height="2.5cm" svg:x="21.5cm" svg:y="9cm">
          <text:p text:style-name="P1">Task<text:line-break/>(WorkEffort)</text:p>
          <draw:enhanced-geometry svg:viewBox="0 0 21600 21600" draw:type="rectangle" draw:enhanced-path="M 0 0 L 21600 0 21600 21600 0 21600 0 0 Z N"/>
        </draw:custom-shape>
        <draw:custom-shape draw:style-name="gr3" draw:text-style-name="P1" draw:id="id2" draw:layer="layout" svg:width="4.5cm" svg:height="2.5cm" svg:x="21.5cm" svg:y="5cm">
          <text:p text:style-name="P1">TimesheetEntry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6cm" svg:y1="10.25cm" svg:x2="26cm" svg:y2="6.25cm" draw:start-shape="id1" draw:start-glue-point="1" draw:end-shape="id2" svg:d="m26000 10250h1436v-4000h-1436">
          <text:p/>
        </draw:connector>
        <draw:connector draw:style-name="gr4" draw:text-style-name="P1" draw:layer="layout" svg:x1="19.5cm" svg:y1="2.25cm" svg:x2="23.75cm" svg:y2="5cm" draw:start-shape="id3" draw:start-glue-point="1" draw:end-shape="id2" draw:end-glue-point="0" svg:d="m19500 2250h4250v2750">
          <text:p/>
        </draw:connector>
        <draw:custom-shape draw:style-name="gr5" draw:text-style-name="P1" draw:id="id6" draw:layer="layout" svg:width="4.5cm" svg:height="2.5cm" svg:x="15cm" svg:y="13.5cm">
          <text:p text:style-name="P1">Product</text:p>
          <draw:enhanced-geometry svg:viewBox="0 0 21600 21600" draw:type="rectangle" draw:enhanced-path="M 0 0 L 21600 0 21600 21600 0 21600 0 0 Z N"/>
        </draw:custom-shape>
        <draw:custom-shape draw:style-name="gr3" draw:text-style-name="P1" draw:id="id10" draw:layer="layout" svg:width="4.5cm" svg:height="2.5cm" svg:x="2cm" svg:y="13.5cm">
          <text:p text:style-name="P1">Documents<text:line-break/>(Content)</text:p>
          <draw:enhanced-geometry svg:viewBox="0 0 21600 21600" draw:type="rectangle" draw:enhanced-path="M 0 0 L 21600 0 21600 21600 0 21600 0 0 Z N"/>
        </draw:custom-shape>
        <draw:custom-shape draw:style-name="gr5" draw:text-style-name="P1" draw:id="id15" draw:layer="layout" svg:width="4.5cm" svg:height="2.5cm" svg:x="15cm" svg:y="17.5cm">
          <text:p text:style-name="P1">OwnerCompany<text:line-break/>(PartyGroup)</text:p>
          <draw:enhanced-geometry svg:viewBox="0 0 21600 21600" draw:type="rectangle" draw:enhanced-path="M 0 0 L 21600 0 21600 21600 0 21600 0 0 Z N"/>
        </draw:custom-shape>
        <draw:custom-shape draw:style-name="gr5" draw:text-style-name="P1" draw:id="id5" draw:layer="layout" svg:width="4.5cm" svg:height="2.5cm" svg:x="8.5cm" svg:y="13.5cm">
          <text:p text:style-name="P1">Interested<text:line-break/>parties<text:line-break/>(Person)</text:p>
          <draw:enhanced-geometry svg:viewBox="0 0 21600 21600" draw:type="rectangle" draw:enhanced-path="M 0 0 L 21600 0 21600 21600 0 21600 0 0 Z N"/>
        </draw:custom-shape>
        <draw:custom-shape draw:style-name="gr3" draw:text-style-name="P1" draw:id="id7" draw:layer="layout" svg:width="4.5cm" svg:height="2.5cm" svg:x="21.5cm" svg:y="13.5cm">
          <text:p text:style-name="P1">Communication<text:line-break/>Event</text:p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4.5cm" svg:height="2.5cm" svg:x="2cm" svg:y="9cm">
          <text:p text:style-name="P1">Project<text:line-break/>(WorkEffort)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9.887cm" svg:y1="1.73cm" svg:x2="19.887cm" svg:y2="2.73cm">
          <text:p/>
        </draw:line>
        <draw:connector draw:style-name="gr4" draw:text-style-name="P1" draw:layer="layout" svg:x1="13.042cm" svg:y1="10.266cm" svg:x2="15.042cm" svg:y2="10.266cm" svg:d="m13042 10266h2000">
          <text:p/>
        </draw:connector>
        <draw:g>
          <draw:line draw:style-name="gr6" draw:text-style-name="P1" draw:layer="layout" svg:x1="14.336cm" svg:y1="10.266cm" svg:x2="15.057cm" svg:y2="10.016cm">
            <text:p/>
          </draw:line>
          <draw:line draw:style-name="gr6" draw:text-style-name="P1" draw:layer="layout" svg:x1="14.336cm" svg:y1="10.266cm" svg:x2="15.057cm" svg:y2="10.516cm">
            <text:p/>
          </draw:line>
        </draw:g>
        <draw:line draw:style-name="gr6" draw:text-style-name="P1" draw:layer="layout" svg:x1="13.35cm" svg:y1="9.746cm" svg:x2="13.35cm" svg:y2="10.746cm">
          <text:p/>
        </draw:line>
        <draw:line draw:style-name="gr6" draw:text-style-name="P1" draw:layer="layout" svg:x1="14.361cm" svg:y1="9.824cm" svg:x2="14.361cm" svg:y2="10.824cm">
          <text:p/>
        </draw:line>
        <draw:line draw:style-name="gr6" draw:text-style-name="P1" draw:layer="layout" svg:x1="26.268cm" svg:y1="9.707cm" svg:x2="26.268cm" svg:y2="10.707cm">
          <text:p/>
        </draw:line>
        <draw:g>
          <draw:line draw:style-name="gr6" draw:text-style-name="P1" draw:layer="layout" svg:x1="26.686cm" svg:y1="6.258cm" svg:x2="25.965cm" svg:y2="6.008cm">
            <text:p/>
          </draw:line>
          <draw:line draw:style-name="gr6" draw:text-style-name="P1" draw:layer="layout" svg:x1="26.686cm" svg:y1="6.258cm" svg:x2="25.965cm" svg:y2="6.508cm">
            <text:p/>
          </draw:line>
        </draw:g>
        <draw:line draw:style-name="gr6" draw:text-style-name="P1" draw:layer="layout" svg:x1="26.661cm" svg:y1="5.816cm" svg:x2="26.661cm" svg:y2="6.816cm">
          <text:p/>
        </draw:line>
        <draw:g>
          <draw:line draw:style-name="gr6" draw:text-style-name="P1" draw:layer="layout" svg:x1="1.269cm" svg:y1="10.227cm" svg:x2="1.99cm" svg:y2="9.977cm">
            <text:p/>
          </draw:line>
          <draw:line draw:style-name="gr6" draw:text-style-name="P1" draw:layer="layout" svg:x1="1.269cm" svg:y1="10.227cm" svg:x2="1.99cm" svg:y2="10.477cm">
            <text:p/>
          </draw:line>
        </draw:g>
        <draw:line draw:style-name="gr6" draw:text-style-name="P1" draw:layer="layout" svg:x1="19.81cm" svg:y1="9.707cm" svg:x2="19.81cm" svg:y2="10.707cm">
          <text:p/>
        </draw:line>
        <draw:line draw:style-name="gr6" draw:text-style-name="P1" draw:layer="layout" svg:x1="1.294cm" svg:y1="9.785cm" svg:x2="1.294cm" svg:y2="10.785cm">
          <text:p/>
        </draw:line>
        <draw:g>
          <draw:line draw:style-name="gr6" draw:text-style-name="P1" draw:layer="layout" svg:x1="1.269cm" svg:y1="10.227cm" svg:x2="1.99cm" svg:y2="9.977cm">
            <text:p/>
          </draw:line>
          <draw:line draw:style-name="gr6" draw:text-style-name="P1" draw:layer="layout" svg:x1="1.269cm" svg:y1="10.227cm" svg:x2="1.99cm" svg:y2="10.477cm">
            <text:p/>
          </draw:line>
        </draw:g>
        <draw:line draw:style-name="gr6" draw:text-style-name="P1" draw:layer="layout" svg:x1="1.294cm" svg:y1="9.785cm" svg:x2="1.294cm" svg:y2="10.785cm">
          <text:p/>
        </draw:line>
        <draw:connector draw:style-name="gr4" draw:text-style-name="P1" draw:layer="layout" svg:x1="6.507cm" svg:y1="10.227cm" svg:x2="8.507cm" svg:y2="10.227cm" svg:d="m6507 10227h2000">
          <text:p/>
        </draw:connector>
        <draw:g>
          <draw:line draw:style-name="gr6" draw:text-style-name="P1" draw:layer="layout" svg:x1="7.801cm" svg:y1="10.227cm" svg:x2="8.522cm" svg:y2="9.977cm">
            <text:p/>
          </draw:line>
          <draw:line draw:style-name="gr6" draw:text-style-name="P1" draw:layer="layout" svg:x1="7.801cm" svg:y1="10.227cm" svg:x2="8.522cm" svg:y2="10.477cm">
            <text:p/>
          </draw:line>
        </draw:g>
        <draw:line draw:style-name="gr6" draw:text-style-name="P1" draw:layer="layout" svg:x1="6.815cm" svg:y1="9.707cm" svg:x2="6.815cm" svg:y2="10.707cm">
          <text:p/>
        </draw:line>
        <draw:line draw:style-name="gr6" draw:text-style-name="P1" draw:layer="layout" svg:x1="7.826cm" svg:y1="9.785cm" svg:x2="7.826cm" svg:y2="10.785cm">
          <text:p/>
        </draw:line>
        <draw:custom-shape draw:style-name="gr7" draw:text-style-name="P1" draw:layer="layout" svg:width="0.46cm" svg:height="0.403cm" svg:x="7.598cm" svg:y="10.0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id="id9" draw:layer="layout" svg:width="4.5cm" svg:height="2.5cm" svg:x="8.5cm" svg:y="17.5cm">
          <text:p text:style-name="P1">Product Owner<text:line-break/>(Person)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3.031cm" svg:y1="18.756cm" svg:x2="15.031cm" svg:y2="18.756cm" svg:d="m13031 18756h2000">
          <text:p/>
        </draw:connector>
        <draw:line draw:style-name="gr6" draw:text-style-name="P1" draw:layer="layout" svg:x1="13.332cm" svg:y1="18.236cm" svg:x2="13.332cm" svg:y2="19.236cm">
          <text:p/>
        </draw:line>
        <draw:g>
          <draw:line draw:style-name="gr6" draw:text-style-name="P1" draw:layer="layout" svg:x1="14.325cm" svg:y1="18.756cm" svg:x2="15.046cm" svg:y2="18.506cm">
            <text:p/>
          </draw:line>
          <draw:line draw:style-name="gr6" draw:text-style-name="P1" draw:layer="layout" svg:x1="14.325cm" svg:y1="18.756cm" svg:x2="15.046cm" svg:y2="19.006cm">
            <text:p/>
          </draw:line>
        </draw:g>
        <draw:custom-shape draw:style-name="gr7" draw:text-style-name="P1" draw:layer="layout" svg:width="0.46cm" svg:height="0.403cm" svg:x="13.144cm" svg:y="18.5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4.396cm" svg:y1="18.236cm" svg:x2="14.396cm" svg:y2="19.236cm">
          <text:p/>
        </draw:line>
        <draw:custom-shape draw:style-name="gr7" draw:text-style-name="P1" draw:layer="layout" svg:width="0.46cm" svg:height="0.403cm" svg:x="14.122cm" svg:y="18.5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17.25cm" svg:y1="11.5cm" svg:x2="17.25cm" svg:y2="13.5cm" draw:start-shape="id4" draw:start-glue-point="2" svg:d="m17250 11500v2000">
          <text:p/>
        </draw:connector>
        <draw:line draw:style-name="gr6" draw:text-style-name="P1" draw:layer="layout" svg:x1="16.737cm" svg:y1="13.143cm" svg:x2="17.686cm" svg:y2="13.143cm">
          <text:p/>
        </draw:line>
        <draw:line draw:style-name="gr6" draw:text-style-name="P1" draw:layer="layout" svg:x1="16.738cm" svg:y1="13.143cm" svg:x2="17.687cm" svg:y2="13.143cm">
          <text:p/>
        </draw:line>
        <draw:line draw:style-name="gr6" draw:text-style-name="P1" draw:layer="layout" svg:x1="16.738cm" svg:y1="12.022cm" svg:x2="17.687cm" svg:y2="12.022cm">
          <text:p/>
        </draw:line>
        <draw:line draw:style-name="gr6" draw:text-style-name="P1" draw:layer="layout" svg:x1="16.737cm" svg:y1="17.171cm" svg:x2="17.686cm" svg:y2="17.171cm">
          <text:p/>
        </draw:line>
        <draw:line draw:style-name="gr6" draw:text-style-name="P1" draw:layer="layout" svg:x1="16.738cm" svg:y1="16.615cm" svg:x2="17.687cm" svg:y2="16.615cm">
          <text:p/>
        </draw:line>
        <draw:line draw:style-name="gr6" draw:text-style-name="P1" draw:layer="layout" svg:x1="17.255cm" svg:y1="16.709cm" svg:x2="17.601cm" svg:y2="15.962cm">
          <text:p/>
        </draw:line>
        <draw:line draw:style-name="gr6" draw:text-style-name="P1" draw:layer="layout" svg:x1="17.198cm" svg:y1="16.623cm" svg:x2="16.882cm" svg:y2="15.933cm">
          <text:p/>
        </draw:line>
        <draw:g>
          <draw:line draw:style-name="gr6" draw:text-style-name="P1" draw:layer="layout" svg:x1="14.318cm" svg:y1="14.761cm" svg:x2="15.039cm" svg:y2="14.511cm">
            <text:p/>
          </draw:line>
          <draw:line draw:style-name="gr6" draw:text-style-name="P1" draw:layer="layout" svg:x1="14.318cm" svg:y1="14.761cm" svg:x2="15.039cm" svg:y2="15.011cm">
            <text:p/>
          </draw:line>
        </draw:g>
        <draw:line draw:style-name="gr6" draw:text-style-name="P1" draw:layer="layout" svg:x1="14.389cm" svg:y1="14.241cm" svg:x2="14.389cm" svg:y2="15.241cm">
          <text:p/>
        </draw:line>
        <draw:connector draw:style-name="gr8" draw:text-style-name="P1" draw:layer="layout" svg:x1="13cm" svg:y1="14.75cm" svg:x2="15cm" svg:y2="14.75cm" draw:start-shape="id5" draw:start-glue-point="1" draw:end-shape="id6" draw:end-glue-point="3" svg:d="m13000 14750h2000">
          <text:p/>
        </draw:connector>
        <draw:line draw:style-name="gr6" draw:text-style-name="P1" draw:layer="layout" svg:x1="19.977cm" svg:y1="14.297cm" svg:x2="19.977cm" svg:y2="15.297cm">
          <text:p/>
        </draw:line>
        <draw:connector draw:style-name="gr8" draw:text-style-name="P1" draw:layer="layout" svg:x1="21.5cm" svg:y1="14.75cm" svg:x2="19.5cm" svg:y2="14.75cm" draw:start-shape="id7" draw:start-glue-point="3" draw:end-shape="id6" draw:end-glue-point="1" svg:d="m21500 14750h-2000">
          <text:p/>
        </draw:connector>
        <draw:connector draw:style-name="gr8" draw:text-style-name="P1" draw:layer="layout" draw:line-skew="-0.809cm" svg:x1="2cm" svg:y1="10.25cm" svg:x2="8.5cm" svg:y2="18.75cm" draw:start-shape="id8" draw:start-glue-point="3" draw:end-shape="id9" svg:d="m2000 10250h-1310v8500h7810">
          <text:p/>
        </draw:connector>
        <draw:g>
          <draw:line draw:style-name="gr6" draw:text-style-name="P1" draw:layer="layout" svg:x1="20.767cm" svg:y1="10.256cm" svg:x2="21.488cm" svg:y2="10.006cm">
            <text:p/>
          </draw:line>
          <draw:line draw:style-name="gr6" draw:text-style-name="P1" draw:layer="layout" svg:x1="20.767cm" svg:y1="10.256cm" svg:x2="21.488cm" svg:y2="10.506cm">
            <text:p/>
          </draw:line>
        </draw:g>
        <draw:line draw:style-name="gr6" draw:text-style-name="P1" draw:layer="layout" svg:x1="20.792cm" svg:y1="9.814cm" svg:x2="20.792cm" svg:y2="10.814cm">
          <text:p/>
        </draw:line>
        <draw:g draw:id="id14">
          <draw:line draw:style-name="gr6" draw:text-style-name="P1" draw:layer="layout" svg:x1="20.767cm" svg:y1="10.256cm" svg:x2="21.488cm" svg:y2="10.006cm">
            <text:p/>
          </draw:line>
          <draw:line draw:style-name="gr6" draw:text-style-name="P1" draw:layer="layout" svg:x1="20.767cm" svg:y1="10.256cm" svg:x2="21.488cm" svg:y2="10.506cm">
            <text:p/>
          </draw:line>
        </draw:g>
        <draw:connector draw:style-name="gr6" draw:text-style-name="P1" draw:layer="layout" svg:x1="4.25cm" svg:y1="13.5cm" svg:x2="4.25cm" svg:y2="11.5cm" draw:start-shape="id10" draw:start-glue-point="0" draw:end-shape="id8" draw:end-glue-point="2" svg:d="m4250 13500v-2000">
          <text:p/>
        </draw:connector>
        <draw:connector draw:style-name="gr6" draw:text-style-name="P1" draw:layer="layout" svg:x1="4.25cm" svg:y1="13.5cm" svg:x2="10.75cm" svg:y2="11.5cm" draw:start-shape="id10" draw:start-glue-point="0" draw:end-shape="id11" draw:end-glue-point="2" svg:d="m4250 13500v-1000h6500v-1000">
          <text:p/>
        </draw:connector>
        <draw:connector draw:style-name="gr6" draw:text-style-name="P1" draw:layer="layout" svg:x1="4.25cm" svg:y1="13.5cm" svg:x2="23.75cm" svg:y2="11.5cm" draw:start-shape="id10" draw:start-glue-point="0" draw:end-shape="id1" draw:end-glue-point="2" svg:d="m4250 13500v-1000h19500v-1000">
          <text:p/>
        </draw:connector>
        <draw:line draw:style-name="gr6" draw:text-style-name="P1" draw:layer="layout" svg:x1="3.798cm" svg:y1="12.836cm" svg:x2="4.747cm" svg:y2="12.836cm">
          <text:p/>
        </draw:line>
        <draw:line draw:style-name="gr6" draw:text-style-name="P1" draw:layer="layout" svg:x1="4.286cm" svg:y1="12.798cm" svg:x2="4.661cm" svg:y2="13.489cm">
          <text:p/>
        </draw:line>
        <draw:line draw:style-name="gr6" draw:text-style-name="P1" draw:layer="layout" svg:x1="4.258cm" svg:y1="12.828cm" svg:x2="3.942cm" svg:y2="13.518cm">
          <text:p/>
        </draw:line>
        <draw:custom-shape draw:style-name="gr7" draw:text-style-name="P1" draw:layer="layout" svg:width="0.46cm" svg:height="0.403cm" svg:x="4.027cm" svg:y="12.579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3.268cm" svg:y1="11.849cm" svg:x2="24.217cm" svg:y2="11.849cm">
          <text:p/>
        </draw:line>
        <draw:line draw:style-name="gr6" draw:text-style-name="P1" draw:layer="layout" svg:x1="10.325cm" svg:y1="11.82cm" svg:x2="11.274cm" svg:y2="11.82cm">
          <text:p/>
        </draw:line>
        <draw:line draw:style-name="gr6" draw:text-style-name="P1" draw:layer="layout" svg:x1="3.798cm" svg:y1="11.82cm" svg:x2="4.747cm" svg:y2="11.82cm">
          <text:p/>
        </draw:line>
        <draw:connector draw:style-name="gr6" draw:text-style-name="P1" draw:layer="layout" svg:x1="4.25cm" svg:y1="9cm" svg:x2="17.25cm" svg:y2="7.5cm" draw:start-shape="id8" draw:start-glue-point="0" draw:end-shape="id12" draw:end-glue-point="2" svg:d="m4250 9000v-750h13000v-750">
          <text:p/>
        </draw:connector>
        <draw:connector draw:style-name="gr6" draw:text-style-name="P1" draw:layer="layout" svg:x1="17.25cm" svg:y1="7.5cm" svg:x2="10.75cm" svg:y2="9cm" draw:start-shape="id12" draw:start-glue-point="2" draw:end-shape="id11" draw:end-glue-point="0" svg:d="m17250 7500v750h-6500v750">
          <text:p/>
        </draw:connector>
        <draw:connector draw:style-name="gr6" draw:text-style-name="P1" draw:layer="layout" svg:x1="17.25cm" svg:y1="7.5cm" svg:x2="23.75cm" svg:y2="9cm" draw:start-shape="id12" draw:start-glue-point="2" draw:end-shape="id1" draw:end-glue-point="0" svg:d="m17250 7500v750h6500v750">
          <text:p/>
        </draw:connector>
        <draw:line draw:style-name="gr6" draw:text-style-name="P1" draw:layer="layout" svg:x1="16.827cm" svg:y1="7.987cm" svg:x2="17.658cm" svg:y2="7.987cm">
          <text:p/>
        </draw:line>
        <draw:line draw:style-name="gr6" draw:text-style-name="P1" draw:layer="layout" svg:x1="17.254cm" svg:y1="8.016cm" svg:x2="17.582cm" svg:y2="7.498cm">
          <text:p/>
        </draw:line>
        <draw:line draw:style-name="gr6" draw:text-style-name="P1" draw:layer="layout" svg:x1="17.23cm" svg:y1="7.993cm" svg:x2="16.953cm" svg:y2="7.476cm">
          <text:p/>
        </draw:line>
        <draw:custom-shape draw:style-name="gr7" draw:text-style-name="P1" draw:layer="layout" svg:width="0.402cm" svg:height="0.302cm" svg:x="17.028cm" svg:y="7.8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3.386cm" svg:y1="8.519cm" svg:x2="24.217cm" svg:y2="8.519cm">
          <text:p/>
        </draw:line>
        <draw:line draw:style-name="gr6" draw:text-style-name="P1" draw:layer="layout" svg:x1="23.813cm" svg:y1="8.49cm" svg:x2="24.141cm" svg:y2="9.008cm">
          <text:p/>
        </draw:line>
        <draw:line draw:style-name="gr6" draw:text-style-name="P1" draw:layer="layout" svg:x1="23.789cm" svg:y1="8.513cm" svg:x2="23.512cm" svg:y2="9.03cm">
          <text:p/>
        </draw:line>
        <draw:custom-shape draw:style-name="gr7" draw:text-style-name="P1" draw:layer="layout" svg:width="0.402cm" svg:height="0.302cm" svg:x="23.587cm" svg:y="8.339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3.831cm" svg:y1="8.462cm" svg:x2="4.662cm" svg:y2="8.462cm">
          <text:p/>
        </draw:line>
        <draw:line draw:style-name="gr6" draw:text-style-name="P1" draw:layer="layout" svg:x1="4.258cm" svg:y1="8.433cm" svg:x2="4.586cm" svg:y2="8.951cm">
          <text:p/>
        </draw:line>
        <draw:line draw:style-name="gr6" draw:text-style-name="P1" draw:layer="layout" svg:x1="4.234cm" svg:y1="8.456cm" svg:x2="3.957cm" svg:y2="8.973cm">
          <text:p/>
        </draw:line>
        <draw:custom-shape draw:style-name="gr7" draw:text-style-name="P1" draw:layer="layout" svg:width="0.402cm" svg:height="0.302cm" svg:x="4.032cm" svg:y="8.28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0.33cm" svg:y1="8.491cm" svg:x2="11.161cm" svg:y2="8.491cm">
          <text:p/>
        </draw:line>
        <draw:line draw:style-name="gr6" draw:text-style-name="P1" draw:layer="layout" svg:x1="10.757cm" svg:y1="8.462cm" svg:x2="11.085cm" svg:y2="8.98cm">
          <text:p/>
        </draw:line>
        <draw:line draw:style-name="gr6" draw:text-style-name="P1" draw:layer="layout" svg:x1="10.733cm" svg:y1="8.485cm" svg:x2="10.456cm" svg:y2="9.002cm">
          <text:p/>
        </draw:line>
        <draw:custom-shape draw:style-name="gr7" draw:text-style-name="P1" draw:layer="layout" svg:width="0.402cm" svg:height="0.302cm" svg:x="10.531cm" svg:y="8.31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17.25cm" svg:y1="3.5cm" svg:x2="17.25cm" svg:y2="5cm" draw:start-shape="id3" draw:start-glue-point="2" draw:end-shape="id12" draw:end-glue-point="0" svg:d="m17250 3500v1500">
          <text:p/>
        </draw:connector>
        <draw:connector draw:style-name="gr6" draw:text-style-name="P1" draw:layer="layout" svg:x1="13cm" svg:y1="6.25cm" svg:x2="15cm" svg:y2="6.25cm" draw:start-shape="id13" draw:start-glue-point="1" draw:end-shape="id12" draw:end-glue-point="3" svg:d="m13000 6250h2000">
          <text:p/>
        </draw:connector>
        <draw:line draw:style-name="gr6" draw:text-style-name="P1" draw:layer="layout" svg:x1="13.351cm" svg:y1="5.72cm" svg:x2="13.351cm" svg:y2="6.72cm">
          <text:p/>
        </draw:line>
        <draw:g>
          <draw:line draw:style-name="gr6" draw:text-style-name="P1" draw:layer="layout" svg:x1="14.268cm" svg:y1="6.258cm" svg:x2="14.989cm" svg:y2="6.008cm">
            <text:p/>
          </draw:line>
          <draw:line draw:style-name="gr6" draw:text-style-name="P1" draw:layer="layout" svg:x1="14.268cm" svg:y1="6.258cm" svg:x2="14.989cm" svg:y2="6.508cm">
            <text:p/>
          </draw:line>
        </draw:g>
        <draw:line draw:style-name="gr6" draw:text-style-name="P1" draw:layer="layout" svg:x1="14.293cm" svg:y1="5.816cm" svg:x2="14.293cm" svg:y2="6.816cm">
          <text:p/>
        </draw:line>
        <draw:line draw:style-name="gr6" draw:text-style-name="P1" draw:layer="layout" svg:x1="16.798cm" svg:y1="4.472cm" svg:x2="17.747cm" svg:y2="4.472cm">
          <text:p/>
        </draw:line>
        <draw:line draw:style-name="gr6" draw:text-style-name="P1" draw:layer="layout" svg:x1="17.286cm" svg:y1="4.443cm" svg:x2="17.661cm" svg:y2="4.983cm">
          <text:p/>
        </draw:line>
        <draw:line draw:style-name="gr6" draw:text-style-name="P1" draw:layer="layout" svg:x1="17.258cm" svg:y1="4.466cm" svg:x2="16.942cm" svg:y2="5.005cm">
          <text:p/>
        </draw:line>
        <draw:custom-shape draw:style-name="gr7" draw:text-style-name="P1" draw:layer="layout" svg:width="0.46cm" svg:height="0.315cm" svg:x="17.027cm" svg:y="4.268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6.797cm" svg:y1="3.854cm" svg:x2="17.746cm" svg:y2="3.854cm">
          <text:p/>
        </draw:line>
        <draw:custom-shape draw:style-name="gr7" draw:text-style-name="P1" draw:layer="layout" svg:width="0.46cm" svg:height="0.403cm" svg:x="14.066cm" svg:y="6.0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6cm" svg:height="0.403cm" svg:x="19.791cm" svg:y="14.6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6cm" svg:height="0.403cm" svg:x="14.115cm" svg:y="14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6cm" svg:height="0.403cm" svg:x="1.066cm" svg:y="10.0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line-skew="0cm 0.762cm -0.535cm" svg:x1="19.5cm" svg:y1="10.25cm" svg:x2="21.488cm" svg:y2="10.256cm" draw:start-shape="id4" draw:start-glue-point="1" draw:end-shape="id14" draw:end-glue-point="1" svg:d="m19500 10250h634v17h1320v-11h34">
          <text:p/>
        </draw:connector>
        <draw:frame draw:style-name="gr9" draw:layer="layout" svg:width="9.721cm" svg:height="2.384cm" svg:x="0.259cm" svg:y="1.323cm">
          <draw:text-box>
            <text:p><text:span text:style-name="T1">OFBiz Scrum component</text:span><text:line-break/>Entity Relationship diagram.</text:p>
            <text:p>(2010-08-16)</text:p>
          </draw:text-box>
        </draw:frame>
        <draw:custom-shape draw:style-name="gr7" draw:text-style-name="P1" draw:layer="layout" svg:width="0.46cm" svg:height="0.403cm" svg:x="16.998cm" svg:y="11.7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6cm" svg:height="0.403cm" svg:x="26.458cm" svg:y="6.0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6cm" svg:height="0.403cm" svg:x="20.565cm" svg:y="10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17.25cm" svg:y1="16cm" svg:x2="17.25cm" svg:y2="17.5cm" draw:start-shape="id6" draw:end-shape="id15" svg:d="m17250 16000v1500">
          <text:p/>
        </draw:connector>
        <draw:custom-shape draw:style-name="gr7" draw:text-style-name="P1" draw:layer="layout" svg:width="0.46cm" svg:height="0.403cm" svg:x="16.997cm" svg:y="16.3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03cm" svg:height="0.403cm" svg:x="13.144cm" svg:y="10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1" draw:layer="layout" svg:x1="13.743cm" svg:y1="14.76cm" svg:x2="13.022cm" svg:y2="14.51cm">
            <text:p/>
          </draw:line>
          <draw:line draw:style-name="gr6" draw:text-style-name="P1" draw:layer="layout" svg:x1="13.743cm" svg:y1="14.76cm" svg:x2="13.022cm" svg:y2="15.01cm">
            <text:p/>
          </draw:line>
        </draw:g>
        <draw:line draw:style-name="gr6" draw:text-style-name="P1" draw:layer="layout" svg:x1="13.672cm" svg:y1="14.24cm" svg:x2="13.672cm" svg:y2="15.24cm">
          <text:p/>
        </draw:line>
        <draw:custom-shape draw:style-name="gr7" draw:text-style-name="P1" draw:layer="layout" svg:width="0.46cm" svg:height="0.403cm" svg:x="13.486cm" svg:y="14.55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1" draw:layer="layout" svg:x1="20.767cm" svg:y1="14.759cm" svg:x2="21.488cm" svg:y2="14.509cm">
            <text:p/>
          </draw:line>
          <draw:line draw:style-name="gr6" draw:text-style-name="P1" draw:layer="layout" svg:x1="20.767cm" svg:y1="14.759cm" svg:x2="21.488cm" svg:y2="15.009cm">
            <text:p/>
          </draw:line>
        </draw:g>
        <draw:line draw:style-name="gr6" draw:text-style-name="P1" draw:layer="layout" svg:x1="20.838cm" svg:y1="14.239cm" svg:x2="20.838cm" svg:y2="15.239cm">
          <text:p/>
        </draw:line>
        <draw:custom-shape draw:style-name="gr7" draw:text-style-name="P1" draw:layer="layout" svg:width="0.46cm" svg:height="0.403cm" svg:x="20.564cm" svg:y="14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8.148cm" svg:y1="12.023cm" svg:x2="19.097cm" svg:y2="12.023cm">
          <text:p/>
        </draw:line>
        <draw:line draw:style-name="gr6" draw:text-style-name="P1" draw:layer="layout" svg:x1="18.665cm" svg:y1="11.504cm" svg:x2="18.636cm" svg:y2="12.999cm">
          <text:p/>
        </draw:line>
        <draw:line draw:style-name="gr6" draw:text-style-name="P1" draw:layer="layout" svg:x1="20.247cm" svg:y1="12.999cm" svg:x2="18.636cm" svg:y2="12.971cm">
          <text:p/>
        </draw:line>
        <draw:g>
          <draw:line draw:style-name="gr6" draw:text-style-name="P1" draw:layer="layout" svg:x1="20.767cm" svg:y1="14.011cm" svg:x2="21.488cm" svg:y2="13.761cm">
            <text:p/>
          </draw:line>
          <draw:line draw:style-name="gr6" draw:text-style-name="P1" draw:layer="layout" svg:x1="20.767cm" svg:y1="14.011cm" svg:x2="21.488cm" svg:y2="14.261cm">
            <text:p/>
          </draw:line>
        </draw:g>
        <draw:line draw:style-name="gr6" draw:text-style-name="P1" draw:layer="layout" svg:x1="20.838cm" svg:y1="13.491cm" svg:x2="20.838cm" svg:y2="14.491cm">
          <text:p/>
        </draw:line>
        <draw:line draw:style-name="gr6" draw:text-style-name="P1" draw:layer="layout" svg:x1="21.512cm" svg:y1="14.035cm" svg:x2="20.246cm" svg:y2="14.006cm">
          <text:p/>
        </draw:line>
        <draw:line draw:style-name="gr6" draw:text-style-name="P1" draw:layer="layout" svg:x1="20.246cm" svg:y1="12.999cm" svg:x2="20.218cm" svg:y2="13.977cm">
          <text:p/>
        </draw:line>
        <draw:custom-shape draw:style-name="gr7" draw:text-style-name="P1" draw:layer="layout" svg:width="0.46cm" svg:height="0.403cm" svg:x="20.564cm" svg:y="13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6cm" svg:height="0.403cm" svg:x="18.408cm" svg:y="11.7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5.587cm" svg:y1="16.939cm" svg:x2="15.587cm" svg:y2="15.99cm">
          <text:p/>
        </draw:line>
        <draw:line draw:style-name="gr6" draw:text-style-name="P1" draw:layer="layout" svg:x1="15.329cm" svg:y1="16.307cm" svg:x2="15.846cm" svg:y2="16.307cm">
          <text:p/>
        </draw:line>
        <draw:line draw:style-name="gr6" draw:text-style-name="P1" draw:layer="layout" svg:x1="7.938cm" svg:y1="18.291cm" svg:x2="7.938cm" svg:y2="19.24cm">
          <text:p/>
        </draw:line>
        <draw:line draw:style-name="gr6" draw:text-style-name="P1" draw:layer="layout" svg:x1="15.559cm" svg:y1="16.853cm" svg:x2="0.661cm" svg:y2="16.824cm">
          <text:p/>
        </draw:line>
        <draw:line draw:style-name="gr6" draw:text-style-name="P1" draw:layer="layout" svg:x1="23.27cm" svg:y1="4.444cm" svg:x2="24.219cm" svg:y2="4.444cm">
          <text:p/>
        </draw:line>
        <draw:line draw:style-name="gr6" draw:text-style-name="P1" draw:layer="layout" svg:x1="23.758cm" svg:y1="4.415cm" svg:x2="24.133cm" svg:y2="4.955cm">
          <text:p/>
        </draw:line>
        <draw:line draw:style-name="gr6" draw:text-style-name="P1" draw:layer="layout" svg:x1="23.73cm" svg:y1="4.438cm" svg:x2="23.414cm" svg:y2="4.977cm">
          <text:p/>
        </draw:line>
        <draw:custom-shape draw:style-name="gr7" draw:text-style-name="P1" draw:layer="layout" svg:width="0.46cm" svg:height="0.315cm" svg:x="23.499cm" svg:y="4.24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0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8-04T15:57:22</meta:creation-date>
    <meta:editing-duration>PT01H59M54S</meta:editing-duration>
    <meta:editing-cycles>18</meta:editing-cycles>
    <meta:generator>OpenOffice.org/3.2$Linux OpenOffice.org_project/320m12$Build-9483</meta:generator>
    <dc:date>2010-08-20T16:54:54</dc:date>
    <dc:creator>hans </dc:creator>
    <meta:document-statistic meta:object-count="181"/>
  </office:meta>
</office:document-meta>
</file>